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ce1"/>
        <table:table-column table:style-name="co2" table:number-columns-repeated="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30" table:number-rows-spanned="1">
            <text:p>Normalized X Forces</text:p>
          </table:table-cell>
          <table:covered-table-cell table:number-columns-repeated="29"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30" table:number-rows-spanned="1">
            <text:p>Normalized Y Forces</text:p>
          </table:table-cell>
          <table:covered-table-cell table:number-columns-repeated="29" table:style-name="ce10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0" table:number-rows-spanned="1">
            <text:p>Normalized Z Forces</text:p>
          </table:table-cell>
          <table:covered-table-cell table:number-columns-repeated="29" table:style-name="ce10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0" table:number-rows-spanned="1">
            <text:p>Normalized Roll Torques</text:p>
          </table:table-cell>
          <table:covered-table-cell table:number-columns-repeated="29" table:style-name="ce10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0" table:number-rows-spanned="1">
            <text:p>Normalized Yaw Torques</text:p>
          </table:table-cell>
          <table:covered-table-cell table:number-columns-repeated="29" table:style-name="ce10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30" table:number-rows-spanned="1">
            <text:p>Data Labels from Button (0 or 1)</text:p>
          </table:table-cell>
          <table:covered-table-cell table:number-columns-repeated="29" table:style-name="ce10"/>
          <table:table-cell table:number-columns-repeated="3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1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5" table:number-rows-spanned="1">
            <text:p>Normalized X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4" office:value-type="string" calcext:value-type="string" table:number-columns-spanned="25" table:number-rows-spanned="1">
            <text:p>Normalized Y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25" table:number-rows-spanned="1">
            <text:p>Normalized Z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5" table:number-rows-spanned="1">
            <text:p>Normalized Roll Torqu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25" table:number-rows-spanned="1">
            <text:p>Normalized Yaw Torqu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 table:style-name="ce9" table:number-columns-repeated="30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5" table:number-rows-spanned="1">
            <text:p>Normalized X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5" table:number-rows-spanned="1">
            <text:p>Normalized Y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25" table:number-rows-spanned="1">
            <text:p>Normalized Z Forc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5" table:number-rows-spanned="1">
            <text:p>Normalized Roll Torqu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25" table:number-rows-spanned="1">
            <text:p>Normalized Yaw Torques</text:p>
          </table:table-cell>
          <table:covered-table-cell table:number-columns-repeated="24" table:style-name="ce10"/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0"/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number-columns-repeated="9"/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table:number-columns-repeated="6"/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17"/>
        </table:table-row>
        <table:table-row table:style-name="ro1" table:number-rows-repeated="1048534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21:50:20.836432649</meta:creation-date>
    <dc:date>2021-11-10T22:24:14.776752735</dc:date>
    <meta:editing-duration>PT23M42S</meta:editing-duration>
    <meta:editing-cycles>6</meta:editing-cycles>
    <meta:generator>LibreOffice/6.0.7.3$Linux_X86_64 LibreOffice_project/00m0$Build-3</meta:generator>
    <meta:document-statistic meta:table-count="1" meta:cell-count="321" meta:object-count="0"/>
  </office:meta>
</office:document-meta>
</file>